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8080"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f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569cm" svg:height="0.635cm" draw:transform="rotate (1.5707963267946) translate (3.821cm 12.96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draw:transform="rotate (1.5707963267946) translate (3.821cm 12.963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draw:transform="rotate (1.5707963267946) translate (3.821cm 10.063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draw:transform="rotate (1.5707963267946) translate (3.821cm 4.31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draw:transform="rotate (1.5707963267946) translate (3.821cm 7.198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1" draw:layer="layout" svg:width="10.477cm" svg:height="0.635cm" draw:transform="rotate (1.5707963267946) translate (11.665cm 12.9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05cm" svg:height="0.635cm" draw:transform="rotate (1.5707963267946) translate (11.665cm 12.73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05cm" svg:height="0.635cm" draw:transform="rotate (1.5707963267946) translate (11.665cm 9.855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05cm" svg:height="0.635cm" draw:transform="rotate (1.5707963267946) translate (11.665cm 7.015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0.477cm" svg:height="0.635cm" draw:transform="rotate (1.5707963267946) translate (11.666cm 12.92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0.635cm" draw:transform="rotate (1.5707963267946) translate (11.666cm 10.129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draw:transform="rotate (1.5707963267946) translate (11.666cm 7.254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draw:transform="rotate (1.5707963267946) translate (11.666cm 4.414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draw:transform="rotate (1.5707963267946) translate (11.665cm 12.93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1" draw:layer="layout" svg:width="10.568cm" svg:height="0.635cm" draw:transform="rotate (1.5707963267946) translate (4.837cm 12.96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21cm" svg:height="0.635cm" draw:transform="rotate (1.5707963267946) translate (4.837cm 12.76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21cm" svg:height="0.635cm" draw:transform="rotate (1.5707963267946) translate (4.837cm 9.86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22cm" svg:height="0.635cm" draw:transform="rotate (1.5707963267946) translate (4.837cm 6.99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568cm" svg:height="0.635cm" draw:transform="rotate (1.5707963267946) translate (4.838cm 12.96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draw:transform="rotate (1.5707963267946) translate (4.838cm 12.559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draw:transform="rotate (1.5707963267946) translate (4.838cm 9.659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draw:transform="rotate (1.5707963267946) translate (4.838cm 6.794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6" draw:text-style-name="P1" draw:layer="layout" svg:width="1.517cm" svg:height="0.634cm" draw:transform="rotate (1.5707963267946) translate (4.83600000000043cm 3.91400000000057cm)" svg:viewBox="0 0 1518 635" draw:points="1518,10206 1441,10307 0,10307 480,9672 1518,9672">
            <text:p/>
          </draw:polygon>
        </draw:g>
        <draw:g>
          <draw:custom-shape draw:style-name="gr3" draw:text-style-name="P1" draw:layer="layout" svg:width="10.568cm" svg:height="0.635cm" draw:transform="rotate (1.5707963267946) translate (5.852cm 12.96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21cm" svg:height="0.635cm" draw:transform="rotate (1.5707963267946) translate (5.852cm 12.76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21cm" svg:height="0.635cm" draw:transform="rotate (1.5707963267946) translate (5.852cm 9.86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22cm" svg:height="0.635cm" draw:transform="rotate (1.5707963267946) translate (5.852cm 6.99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568cm" svg:height="0.635cm" draw:transform="rotate (1.5707963267946) translate (5.853cm 12.96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draw:transform="rotate (1.5707963267946) translate (5.853cm 12.155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draw:transform="rotate (1.5707963267946) translate (5.853cm 9.255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draw:transform="rotate (1.5707963267946) translate (5.853cm 6.39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6" draw:text-style-name="P1" draw:layer="layout" svg:width="1.116cm" svg:height="0.634cm" draw:transform="rotate (1.5707963267946) translate (5.85100000000043cm 3.51100000000057cm)" svg:viewBox="0 0 1117 635" draw:points="1117,12337 0,12337 480,11702 1117,11702">
            <text:p/>
          </draw:polygon>
        </draw:g>
        <draw:g>
          <draw:custom-shape draw:style-name="gr3" draw:text-style-name="P1" draw:layer="layout" svg:width="10.567cm" svg:height="0.635cm" draw:transform="rotate (1.5707963267946) translate (6.832cm 12.96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21cm" svg:height="0.635cm" draw:transform="rotate (1.5707963267946) translate (6.832cm 12.7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22cm" svg:height="0.635cm" draw:transform="rotate (1.5707963267946) translate (6.832cm 9.86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21cm" svg:height="0.635cm" draw:transform="rotate (1.5707963267946) translate (6.832cm 6.99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567cm" svg:height="0.635cm" draw:transform="rotate (1.5707963267946) translate (6.833cm 12.96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draw:transform="rotate (1.5707963267946) translate (6.833cm 11.75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draw:transform="rotate (1.5707963267946) translate (6.833cm 8.85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2cm" svg:height="0.635cm" draw:transform="rotate (1.5707963267946) translate (6.833cm 5.98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6" draw:text-style-name="P1" draw:layer="layout" svg:width="0.711cm" svg:height="0.634cm" draw:transform="rotate (1.5707963267946) translate (6.83100000000043cm 3.10700000000057cm)" svg:viewBox="0 0 712 635" draw:points="712,14297 0,14297 480,13662 712,13662">
            <text:p/>
          </draw:polygon>
          <draw:polygon draw:style-name="gr6" draw:text-style-name="P1" draw:layer="layout" svg:width="0.255cm" svg:height="0.337cm" draw:transform="rotate (1.5707963267946) translate (6.831cm 12.9630000000003cm)" svg:viewBox="0 0 256 338" draw:points="0,13662 256,13662 0,14000">
            <text:p/>
          </draw:polygon>
        </draw:g>
        <draw:g>
          <draw:custom-shape draw:style-name="gr3" draw:text-style-name="P1" draw:layer="layout" svg:width="10.477cm" svg:height="0.635cm" draw:transform="rotate (1.5707963267946) translate (7.829cm 12.87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05cm" svg:height="0.635cm" draw:transform="rotate (1.5707963267946) translate (7.829cm 12.672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05cm" svg:height="0.635cm" draw:transform="rotate (1.5707963267946) translate (7.829cm 9.79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05cm" svg:height="0.635cm" draw:transform="rotate (1.5707963267946) translate (7.829cm 6.95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477cm" svg:height="0.635cm" draw:transform="rotate (1.5707963267946) translate (7.83cm 12.87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0.635cm" draw:transform="rotate (1.5707963267946) translate (7.83cm 11.27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draw:transform="rotate (1.5707963267946) translate (7.83cm 8.39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draw:transform="rotate (1.5707963267946) translate (7.83cm 5.55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6" draw:text-style-name="P1" draw:layer="layout" svg:width="0.304cm" svg:height="0.406cm" draw:transform="rotate (1.5707963267946) translate (8.05600000000027cm 2.70100000000036cm)" svg:viewBox="0 0 305 407" draw:points="305,16519 0,16519 305,16112">
            <text:p/>
          </draw:polygon>
          <draw:polygon draw:style-name="gr6" draw:text-style-name="P1" draw:layer="layout" svg:width="0.762cm" svg:height="0.634cm" draw:transform="rotate (1.5707963267946) translate (7.828cm 12.9370000000006cm)" svg:viewBox="0 0 763 635" draw:points="0,15656 763,15656 286,16291 0,16291">
            <text:p/>
          </draw:polygon>
        </draw:g>
        <draw:g>
          <draw:custom-shape draw:style-name="gr3" draw:text-style-name="P1" draw:layer="layout" svg:width="10.477cm" svg:height="0.635cm" draw:transform="rotate (1.5707963267946) translate (8.863cm 12.87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05cm" svg:height="0.635cm" draw:transform="rotate (1.5707963267946) translate (8.863cm 12.672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05cm" svg:height="0.635cm" draw:transform="rotate (1.5707963267946) translate (8.863cm 9.79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05cm" svg:height="0.635cm" draw:transform="rotate (1.5707963267946) translate (8.863cm 6.95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477cm" svg:height="0.635cm" draw:transform="rotate (1.5707963267946) translate (8.864cm 12.87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05cm" svg:height="0.635cm" draw:transform="rotate (1.5707963267946) translate (8.864cm 10.87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draw:transform="rotate (1.5707963267946) translate (8.864cm 7.99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05cm" svg:height="0.635cm" draw:transform="rotate (1.5707963267946) translate (8.864cm 5.15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6" draw:text-style-name="P1" draw:layer="layout" svg:width="1.162cm" svg:height="0.634cm" draw:transform="rotate (1.5707963267946) translate (8.862cm 12.9370000000006cm)" svg:viewBox="0 0 1163 635" draw:points="0,17724 1163,17724 686,18359 0,18359">
            <text:p/>
          </draw:polygon>
        </draw:g>
        <draw:g>
          <draw:custom-shape draw:style-name="gr3" draw:text-style-name="P1" draw:layer="layout" svg:width="10.566cm" svg:height="0.635cm" draw:transform="rotate (1.5707963267946) translate (9.864cm 12.96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21cm" svg:height="0.635cm" draw:transform="rotate (1.5707963267946) translate (9.864cm 12.759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21cm" svg:height="0.635cm" draw:transform="rotate (1.5707963267946) translate (9.864cm 9.8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21cm" svg:height="0.635cm" draw:transform="rotate (1.5707963267946) translate (9.864cm 6.99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0.566cm" svg:height="0.635cm" draw:transform="rotate (1.5707963267946) translate (9.865cm 12.96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22cm" svg:height="0.635cm" draw:transform="rotate (1.5707963267946) translate (9.865cm 10.54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draw:transform="rotate (1.5707963267946) translate (9.865cm 7.64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921cm" svg:height="0.635cm" draw:transform="rotate (1.5707963267946) translate (9.865cm 4.77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6" draw:text-style-name="P1" draw:layer="layout" svg:width="1.512cm" svg:height="0.634cm" draw:transform="rotate (1.5707963267946) translate (9.86300000000006cm 12.9630000000006cm)" svg:viewBox="0 0 1513 635" draw:points="0,19819 71,19726 1513,19726 1032,20361 0,20361">
            <text:p/>
          </draw:polygon>
        </draw:g>
        <draw:g>
          <draw:custom-shape draw:style-name="gr3" draw:text-style-name="P1" draw:layer="layout" svg:width="10.477cm" svg:height="0.635cm" draw:transform="rotate (1.5707963267946) translate (13.165cm 12.93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05cm" svg:height="0.635cm" draw:transform="rotate (1.5707963267946) translate (13.165cm 12.731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05cm" svg:height="0.635cm" draw:transform="rotate (1.5707963267946) translate (13.165cm 9.85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905cm" svg:height="0.635cm" draw:transform="rotate (1.5707963267946) translate (13.165cm 7.01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0.477cm" svg:height="0.635cm" draw:transform="rotate (1.5707963267946) translate (13.166cm 12.93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vilen </meta:initial-creator>
    <meta:creation-date>2012-03-09T21:08:59</meta:creation-date>
    <dc:creator>Svilen</dc:creator>
    <dc:date>2012-04-12T15:06:14</dc:date>
    <meta:editing-cycles>5</meta:editing-cycles>
    <meta:editing-duration>PT25M47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